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eb1" officeooo:paragraph-rsid="00037eb1"/>
    </style:style>
    <style:style style:name="P2" style:family="paragraph" style:parent-style-name="Standard">
      <style:paragraph-properties fo:text-align="start" style:justify-single-word="false"/>
      <style:text-properties officeooo:rsid="0023c24f" officeooo:paragraph-rsid="0023c24f"/>
    </style:style>
    <style:style style:name="P3" style:family="paragraph" style:parent-style-name="Standard">
      <style:paragraph-properties fo:text-align="center" style:justify-single-word="false"/>
      <style:text-properties officeooo:paragraph-rsid="00037eb1"/>
    </style:style>
    <style:style style:name="P4" style:family="paragraph" style:parent-style-name="Standard">
      <style:text-properties officeooo:rsid="000952fa" officeooo:paragraph-rsid="00037eb1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037eb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174c15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952fa" officeooo:paragraph-rsid="000952fa"/>
    </style:style>
    <style:style style:name="P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952fa" officeooo:paragraph-rsid="000952fa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217560" officeooo:paragraph-rsid="0025174b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25174b" officeooo:paragraph-rsid="0025174b"/>
    </style:style>
    <style:style style:name="P11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037eb1" officeooo:paragraph-rsid="00037eb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0a6ecc" officeooo:paragraph-rsid="0023df9e" style:font-style-asian="normal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23df9e" officeooo:paragraph-rsid="0023df9e" style:font-style-asian="normal" style:font-style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officeooo:rsid="0023df9e" officeooo:paragraph-rsid="0023df9e" style:font-style-asian="normal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24a911" officeooo:paragraph-rsid="0024a911" style:font-style-asian="normal" style:font-style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officeooo:rsid="0024a911" officeooo:paragraph-rsid="0024a911" style:font-style-asian="normal" style:font-style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25174b" officeooo:paragraph-rsid="0025174b" style:font-style-asian="normal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174b" officeooo:paragraph-rsid="0025174b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5174b" officeooo:paragraph-rsid="0025174b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85e9" officeooo:paragraph-rsid="002585e9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585e9" officeooo:paragraph-rsid="002585e9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fa66" officeooo:paragraph-rsid="0026fa66"/>
    </style:style>
    <style:style style:name="P23" style:family="paragraph" style:parent-style-name="Standard">
      <style:text-properties fo:font-size="20pt" officeooo:rsid="00037eb1" officeooo:paragraph-rsid="0028c208" style:font-size-asian="20pt" style:font-size-complex="20pt"/>
    </style:style>
    <style:style style:name="P24" style:family="paragraph" style:parent-style-name="Standard">
      <style:text-properties style:font-name="Calibri Light" fo:font-size="10pt" officeooo:rsid="00388d47" officeooo:paragraph-rsid="0028c208" style:font-size-asian="10pt" style:font-size-complex="10pt"/>
    </style:style>
    <style:style style:name="P25" style:family="paragraph" style:parent-style-name="Standard">
      <style:text-properties officeooo:rsid="00037eb1" officeooo:paragraph-rsid="0028c208"/>
    </style:style>
    <style:style style:name="P26" style:family="paragraph" style:parent-style-name="Standard">
      <style:text-properties officeooo:rsid="0023c24f" officeooo:paragraph-rsid="0028c208"/>
    </style:style>
    <style:style style:name="P2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37eb1" officeooo:paragraph-rsid="0028c208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037eb1" officeooo:paragraph-rsid="0028c208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Calibri Light1" fo:font-size="9pt" officeooo:rsid="00395617" officeooo:paragraph-rsid="0028c208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7a45" style:font-style-asian="italic" style:font-style-complex="italic"/>
    </style:style>
    <style:style style:name="T3" style:family="text">
      <style:text-properties officeooo:rsid="00037eb1"/>
    </style:style>
    <style:style style:name="T4" style:family="text">
      <style:text-properties officeooo:rsid="0023df9e"/>
    </style:style>
    <style:style style:name="T5" style:family="text">
      <style:text-properties officeooo:rsid="0028c208"/>
    </style:style>
    <style:style style:name="T6" style:family="text">
      <style:text-properties officeooo:rsid="00397a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ct Euler: Problem 401. Sum of squares of divisors.</text:p>
      <text:p text:style-name="P24">Hubert Kauker 2015-11-03</text:p>
      <text:p text:style-name="P25"/>
      <text:p text:style-name="P28">The divisors of 6 are 1, 2, 3, and 6.</text:p>
      <text:p text:style-name="P28">The sum of the squares of these numbers is 1+4+9+36 = 50.</text:p>
      <text:p text:style-name="P28"/>
      <text:p text:style-name="P28">Let <text:span text:style-name="T1">sigma2(n)</text:span> represent the sum of the squares of the divisors of n. Thus <text:span text:style-name="T1">sigma2(6)=50</text:span>.</text:p>
      <text:p text:style-name="P28"/>
      <text:p text:style-name="P28">Let <text:span text:style-name="T1">SIGMA2</text:span> represent the summatory function of <text:span text:style-name="T1">sigma2</text:span>, <text:span text:style-name="T6">that is </text:span></text:p>
      <text:p text:style-name="P27"><text:span text:style-name="T2">S</text:span><text:span text:style-name="T1">IGMA2(n)</text:span> =<draw:frame draw:style-name="fr1" draw:name="Objekt3" text:anchor-type="as-char" svg:y="-0.713cm" svg:width="2.528cm" svg:height="1.139cm" draw:z-index="19"><draw:object xlink:href="./Object 4" xlink:type="simple" xlink:show="embed" xlink:actuate="onLoad"/><draw:image xlink:href="./ObjectReplacements/Object 4" xlink:type="simple" xlink:show="embed" xlink:actuate="onLoad"/><svg:desc>Formel</svg:desc></draw:frame>.</text:p>
      <text:p text:style-name="P28">The first 6 values of <text:span text:style-name="T1">SIGMA2</text:span> are 1, 6, 16, 37, 63, and 113.</text:p>
      <text:p text:style-name="P28"/>
      <text:p text:style-name="P28">Find <text:span text:style-name="T1"><draw:frame draw:style-name="fr1" draw:name="Objekt5" text:anchor-type="as-char" svg:y="-0.437cm" svg:width="2.798cm" svg:height="0.545cm" draw:z-index="20"><draw:object xlink:href="./Object 5" xlink:type="simple" xlink:show="embed" xlink:actuate="onLoad"/><draw:image xlink:href="./ObjectReplacements/Object 5" xlink:type="simple" xlink:show="embed" xlink:actuate="onLoad"/><svg:desc>Formel</svg:desc></draw:frame></text:span> modulo <draw:frame draw:style-name="fr1" draw:name="Objekt6" text:anchor-type="as-char" svg:y="-0.437cm" svg:width="0.762cm" svg:height="0.529cm" draw:z-index="21"><draw:object xlink:href="./Object 6" xlink:type="simple" xlink:show="embed" xlink:actuate="onLoad"/><draw:image xlink:href="./ObjectReplacements/Object 6" xlink:type="simple" xlink:show="embed" xlink:actuate="onLoad"/><svg:desc>Formel</svg:desc></draw:frame>.</text:p>
      <text:p text:style-name="P29">https://projecteuler.net/problem=401</text:p>
      <text:p text:style-name="P26"/>
      <text:p text:style-name="P26">In another paper we have already derived an<text:span text:style-name="T5">other</text:span> efficient algorithm. We have by definition</text:p>
      <text:p text:style-name="P3"><text:span text:style-name="T3"><draw:frame draw:style-name="fr1" draw:name="Objekt4" text:anchor-type="as-char" svg:y="-0.713cm" svg:width="4.32cm" svg:height="1.14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.</text:span></text:p>
      <text:p text:style-name="P2">The <text:span text:style-name="T5">other </text:span>algorithm used the strategy to first terminate the inner sum at <draw:frame draw:style-name="fr1" draw:name="Objekt14" text:anchor-type="as-char" svg:y="-0.415cm" svg:width="0.584cm" svg:height="0.504cm" draw:z-index="2"><draw:object xlink:href="./Object 14" xlink:type="simple" xlink:show="embed" xlink:actuate="onLoad"/><draw:image xlink:href="./ObjectReplacements/Object 14" xlink:type="simple" xlink:show="embed" xlink:actuate="onLoad"/></draw:frame>and then invert the order of summation. Now we shall first <text:span text:style-name="T5">invert</text:span> the order of summation and see what we get.</text:p>
      <text:p text:style-name="P4"/>
      <text:p text:style-name="P8"><draw:frame draw:style-name="fr1" draw:name="Objekt9" text:anchor-type="as-char" svg:y="-2.833cm" svg:width="4.979cm" svg:height="5.794cm" draw:z-index="0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7"/>
      <text:p text:style-name="P12"><text:span text:style-name="T4">We are using the operator</text:span> <text:span text:style-name="T1">(d|i) := (i%d==0)? 1: 0 </text:span><text:span text:style-name="T4">again</text:span><text:span text:style-name="T1">. </text:span><text:span text:style-name="T4">So far, complexity is </text:span><text:span text:style-name="T4"><draw:frame draw:style-name="fr1" draw:name="Objekt1" text:anchor-type="as-char" svg:y="-0.377cm" svg:width="1.085cm" svg:height="0.483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4">.</text:span></text:p>
      <text:p text:style-name="P12"/>
      <text:p text:style-name="P13">But when we let the index <text:span text:style-name="T1">d</text:span> vary from 1 up to <text:span text:style-name="T1">n</text:span>, the factor <draw:frame draw:style-name="fr1" draw:name="Objekt2" text:anchor-type="as-char" svg:y="-0.377cm" svg:width="1.138cm" svg:height="0.483cm" draw:z-index="4"><draw:object xlink:href="./Object 3" xlink:type="simple" xlink:show="embed" xlink:actuate="onLoad"/><draw:image xlink:href="./ObjectReplacements/Object 3" xlink:type="simple" xlink:show="embed" xlink:actuate="onLoad"/><svg:desc>Formel</svg:desc></draw:frame>goes from <text:span text:style-name="T1">n</text:span> down to 1. Both sequences „meet“ in the (geometric) middle at <draw:frame draw:style-name="fr1" draw:name="Objekt8" text:anchor-type="as-char" svg:y="-0.415cm" svg:width="0.677cm" svg:height="0.504cm" draw:z-index="5"><draw:object xlink:href="./Object 8" xlink:type="simple" xlink:show="embed" xlink:actuate="onLoad"/><draw:image xlink:href="./ObjectReplacements/Object 8" xlink:type="simple" xlink:show="embed" xlink:actuate="onLoad"/></draw:frame>. So we continue:</text:p>
      <text:p text:style-name="P13"/>
      <text:p text:style-name="P14"><draw:frame draw:style-name="fr1" draw:name="Objekt10" text:anchor-type="as-char" svg:y="-0.741cm" svg:width="7.558cm" svg:height="1.196cm" draw:z-index="6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4"/>
      <text:p text:style-name="P15">The first sum (S1) has complexity <draw:frame draw:style-name="fr1" draw:name="Objekt11" text:anchor-type="as-char" svg:y="-0.415cm" svg:width="1.344cm" svg:height="0.52cm" draw:z-index="7"><draw:object xlink:href="./Object 11" xlink:type="simple" xlink:show="embed" xlink:actuate="onLoad"/><draw:image xlink:href="./ObjectReplacements/Object 11" xlink:type="simple" xlink:show="embed" xlink:actuate="onLoad"/><svg:desc>Formel</svg:desc></draw:frame>. The second sum (S2) needs further attention. Observe that <draw:frame draw:style-name="fr1" draw:name="Objekt7" text:anchor-type="as-char" svg:y="-0.377cm" svg:width="1.138cm" svg:height="0.483cm" draw:z-index="8"><draw:object xlink:href="./Object 7" xlink:type="simple" xlink:show="embed" xlink:actuate="onLoad"/><draw:image xlink:href="./ObjectReplacements/Object 7" xlink:type="simple" xlink:show="embed" xlink:actuate="onLoad"/><svg:desc>Formel</svg:desc></draw:frame>in the second sum runs from <draw:frame draw:style-name="fr1" draw:name="Objekt12" text:anchor-type="as-char" svg:y="-0.415cm" svg:width="0.677cm" svg:height="0.504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down 1. So we can write</text:p>
      <text:p text:style-name="P16"><text:soft-page-break/><draw:frame draw:style-name="fr1" draw:name="Objekt13" text:anchor-type="as-char" svg:y="-2.298cm" svg:width="6.821cm" svg:height="4.725cm" draw:z-index="10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15"/>
      <text:p text:style-name="P17">Here, we are once more using the identity</text:p>
      <text:p text:style-name="P17"/>
      <text:p text:style-name="P9"><draw:frame draw:style-name="fr1" draw:name="Objekt15" text:anchor-type="as-char" svg:y="-0.713cm" svg:width="6.443cm" svg:height="1.139cm" draw:z-index="11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9"/>
      <text:p text:style-name="P18">and the following definitions</text:p>
      <text:p text:style-name="P18"/>
      <text:p text:style-name="P19"><draw:frame draw:style-name="fr1" draw:name="Objekt16" text:anchor-type="as-char" svg:y="-0.586cm" svg:width="4.643cm" svg:height="1.083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18">So, both sums S1 and S2 are found to have complexity <draw:frame draw:style-name="fr1" draw:name="Objekt17" text:anchor-type="as-char" svg:y="-0.415cm" svg:width="1.344cm" svg:height="0.52cm" draw:z-index="13"><draw:object xlink:href="./Object 17" xlink:type="simple" xlink:show="embed" xlink:actuate="onLoad"/><draw:image xlink:href="./ObjectReplacements/Object 17" xlink:type="simple" xlink:show="embed" xlink:actuate="onLoad"/><svg:desc>Formel</svg:desc></draw:frame>which is then also true of their combination. All that remains is to find expressions for <draw:frame draw:style-name="fr1" draw:name="Objekt18" text:anchor-type="as-char" svg:y="-0.377cm" svg:width="0.878cm" svg:height="0.533cm" draw:z-index="14"><draw:object xlink:href="./Object 18" xlink:type="simple" xlink:show="embed" xlink:actuate="onLoad"/><draw:image xlink:href="./ObjectReplacements/Object 18" xlink:type="simple" xlink:show="embed" xlink:actuate="onLoad"/><svg:desc>Formel</svg:desc></draw:frame>and <draw:frame draw:style-name="fr1" draw:name="Objekt19" text:anchor-type="as-char" svg:y="-0.377cm" svg:width="0.827cm" svg:height="0.533cm" draw:z-index="15"><draw:object xlink:href="./Object 19" xlink:type="simple" xlink:show="embed" xlink:actuate="onLoad"/><draw:image xlink:href="./ObjectReplacements/Object 19" xlink:type="simple" xlink:show="embed" xlink:actuate="onLoad"/><svg:desc>Formel</svg:desc></draw:frame>.</text:p>
      <text:p text:style-name="P18"/>
      <text:p text:style-name="P20">By definition of the <text:span text:style-name="T1">floor</text:span> function we have the following equivalences:</text:p>
      <text:p text:style-name="P20"/>
      <text:p text:style-name="P21"><draw:frame draw:style-name="fr1" draw:name="Objekt20" text:anchor-type="as-char" svg:y="-1.318cm" svg:width="5.944cm" svg:height="2.499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/>
      <text:p text:style-name="P20">From this follows</text:p>
      <text:p text:style-name="P20"/>
      <text:p text:style-name="P21"><draw:frame draw:style-name="fr1" draw:name="Objekt21" text:anchor-type="as-char" svg:y="-0.586cm" svg:width="5.597cm" svg:height="1.083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22">And so have the following final result:</text:p>
      <text:p text:style-name="P20"/>
      <text:p text:style-name="P10"><draw:frame draw:style-name="fr1" draw:name="Objekt22" text:anchor-type="as-char" svg:y="-1.365cm" svg:width="9.848cm" svg:height="2.863cm" draw:z-index="18"><draw:object xlink:href="./Object 22" xlink:type="simple" xlink:show="embed" xlink:actuate="onLoad"/><draw:image xlink:href="./ObjectReplacements/Object 22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2:55:33.807000000</meta:creation-date>
    <dc:date>2015-11-05T15:18:10.779000000</dc:date>
    <meta:editing-duration>PT2H41M42S</meta:editing-duration>
    <meta:editing-cycles>24</meta:editing-cycles>
    <meta:generator>LibreOffice/4.4.5.2$Windows_x86 LibreOffice_project/a22f674fd25a3b6f45bdebf25400ed2adff0ff99</meta:generator>
    <meta:print-date>2015-11-03T10:42:04.806000000</meta:print-date>
    <meta:document-statistic meta:table-count="0" meta:image-count="0" meta:object-count="22" meta:page-count="2" meta:paragraph-count="30" meta:word-count="267" meta:character-count="1440" meta:non-whitespace-character-count="1193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
</annotation>
  </semantics>
</math>
</file>

<file path=Object 10/content.xml><?xml version="1.0" encoding="utf-8"?>
<math xmlns="http://www.w3.org/1998/Math/MathML" display="block">
  <semantics>
    <mrow>
      <mi mathvariant="italic">SIGMA</mi>
      <mn>2</mn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sup>
                <mi>d</mi>
                <mn>2</mn>
              </msup>
            </mrow>
            <mo stretchy="false">∗</mo>
            <mrow>
              <mo fence="true" stretchy="false">⌊</mo>
              <mrow>
                <mrow>
                  <mi>n</mi>
                  <mo stretchy="false">/</mo>
                  <mi>d</mi>
                </mrow>
              </mrow>
              <mo fence="true" stretchy="false">⌋</mo>
            </mrow>
          </mrow>
          <mo stretchy="false">+</mo>
          <mrow>
            <mrow>
              <munderover>
                <mo stretchy="false">∑</mo>
                <mrow>
                  <mi>d</mi>
                  <mo stretchy="false">=</mo>
                  <mrow>
                    <mo fence="true" stretchy="false">⌊</mo>
                    <mrow>
                      <msqrt>
                        <mi>n</mi>
                      </msqrt>
                    </mrow>
                    <mo fence="true" stretchy="false">⌋</mo>
                  </mrow>
                </mrow>
                <mi>n</mi>
              </munderover>
              <msup>
                <mi>d</mi>
                <mn>2</mn>
              </msup>
            </mrow>
            <mo stretchy="false">∗</mo>
            <mrow>
              <mo fence="true" stretchy="false">⌊</mo>
              <mrow>
                <mrow>
                  <mi>n</mi>
                  <mo stretchy="false">/</mo>
                  <mi>d</mi>
                </mrow>
              </mrow>
              <mo fence="true" stretchy="false">⌋</mo>
            </mrow>
          </mrow>
        </mrow>
      </mrow>
    </mrow>
    <annotation encoding="StarMath 5.0">SIGMA2(n) = 
sum from d=1 to lfloor sqrt n rfloor d^2* lfloor n/d rfloor +
sum from d=lfloor sqrt n rfloor to n d^2* lfloor n/d rfloor
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qrt>
            <mi>n</mi>
          </msqrt>
        </mrow>
        <mo fence="true" stretchy="false">)</mo>
      </mrow>
    </mrow>
    <annotation encoding="StarMath 5.0">O(sqrt n)
</annotation>
  </semantics>
</math>
</file>

<file path=Object 12/content.xml><?xml version="1.0" encoding="utf-8"?>
<math xmlns="http://www.w3.org/1998/Math/MathML" display="block">
  <semantics>
    <msqrt>
      <mi>n</mi>
    </msqrt>
    <annotation encoding="StarMath 5.0">sqrt n
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>S</mi>
            <mrow>
              <mn>2</mn>
              <mo stretchy="false">=</mo>
              <mrow>
                <mrow>
                  <munderover>
                    <mo stretchy="false">∑</mo>
                    <mrow>
                      <mi>d</mi>
                      <mo stretchy="false">=</mo>
                      <mrow>
                        <mo fence="true" stretchy="false">⌊</mo>
                        <mrow>
                          <msqrt>
                            <mi>n</mi>
                          </msqrt>
                        </mrow>
                        <mo fence="true" stretchy="false">⌋</mo>
                      </mrow>
                    </mrow>
                    <mi>n</mi>
                  </munderover>
                  <msup>
                    <mi>d</mi>
                    <mn>2</mn>
                  </msup>
                </mrow>
                <mo stretchy="false">∗</mo>
                <mrow>
                  <mo fence="true" stretchy="false">⌊</mo>
                  <mrow>
                    <mrow>
                      <mi>n</mi>
                      <mo stretchy="false">/</mo>
                      <mi>d</mi>
                    </mrow>
                  </mrow>
                  <mo fence="true" stretchy="false">⌋</mo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m</mi>
                  <mo stretchy="false">=</mo>
                  <mn>1</mn>
                </mrow>
                <msqrt>
                  <mi>n</mi>
                </msqrt>
              </munderover>
              <mrow>
                <mrow>
                  <munder>
                    <mo stretchy="false">∑</mo>
                    <mrow>
                      <mrow>
                        <mo fence="true" stretchy="false">⌊</mo>
                        <mrow>
                          <mrow>
                            <mi>n</mi>
                            <mo stretchy="false">/</mo>
                            <mi>d</mi>
                          </mrow>
                        </mrow>
                        <mo fence="true" stretchy="false">⌋</mo>
                      </mrow>
                      <mo stretchy="false">=</mo>
                      <mi>m</mi>
                    </mrow>
                  </munder>
                  <msup>
                    <mi>d</mi>
                    <mn>2</mn>
                  </msup>
                </mrow>
                <mo stretchy="false">∗</mo>
                <mi>m</mi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m</mi>
                  <mo stretchy="false">=</mo>
                  <mn>1</mn>
                </mrow>
                <msqrt>
                  <mi>n</mi>
                </msqrt>
              </munderover>
              <mi>m</mi>
            </mrow>
            <mrow>
              <mo fence="true" stretchy="false">(</mo>
              <mrow>
                <mrow>
                  <munder>
                    <mo stretchy="false">∑</mo>
                    <mrow>
                      <mrow>
                        <mo fence="true" stretchy="false">⌊</mo>
                        <mrow>
                          <mrow>
                            <mi>n</mi>
                            <mo stretchy="false">/</mo>
                            <mi>d</mi>
                          </mrow>
                        </mrow>
                        <mo fence="true" stretchy="false">⌋</mo>
                      </mrow>
                      <mo stretchy="false">=</mo>
                      <mi>m</mi>
                    </mrow>
                  </munder>
                  <msup>
                    <mi>d</mi>
                    <mn>2</mn>
                  </msup>
                </mrow>
              </mrow>
              <mo fence="true" stretchy="false">)</mo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m</mi>
                  <mo stretchy="false">=</mo>
                  <mn>1</mn>
                </mrow>
                <msqrt>
                  <mi>n</mi>
                </msqrt>
              </munderover>
              <mi>m</mi>
            </mrow>
            <mrow>
              <mo fence="true" stretchy="false">(</mo>
              <mrow>
                <mrow>
                  <mi mathvariant="italic">sumsq</mi>
                  <mrow>
                    <mrow>
                      <mo fence="true" stretchy="false">(</mo>
                      <mrow>
                        <msub>
                          <mi>d</mi>
                          <mi mathvariant="italic">max</mi>
                        </msub>
                      </mrow>
                      <mo fence="true" stretchy="false">)</mo>
                    </mrow>
                    <mo stretchy="false">−</mo>
                    <mi mathvariant="italic">sumsq</mi>
                  </mrow>
                  <mrow>
                    <mo fence="true" stretchy="false">(</mo>
                    <mrow>
                      <mrow>
                        <msub>
                          <mi>d</mi>
                          <mi mathvariant="italic">min</mi>
                        </msub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stack { 
alignl S2 = 
sum from d=lfloor sqrt n rfloor to n d^2* lfloor n/d rfloor
# alignl "="
sum from m=1 to sqrt n
{ 
sum from lfloor n/d rfloor = m d^2 * m
}
# alignl "="
sum from m=1 to sqrt n m ({sum from lfloor n/d rfloor = m d^2
})
# alignl "="
sum from m=1 to sqrt n m (sumsq( d_max)-sumsq( d_min-1) )
}
</annotation>
  </semantics>
</math>
</file>

<file path=Object 14/content.xml><?xml version="1.0" encoding="utf-8"?>
<math xmlns="http://www.w3.org/1998/Math/MathML" display="block">
  <semantics>
    <msqrt>
      <mi>i</mi>
    </msqrt>
    <annotation encoding="StarMath 5.0">sqrt i
</annotation>
  </semantics>
</math>
</file>

<file path=Object 15/content.xml><?xml version="1.0" encoding="utf-8"?>
<math xmlns="http://www.w3.org/1998/Math/MathML" display="block">
  <semantics>
    <mrow>
      <mi mathvariant="italic">sumsq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i>k</mi>
            <mn>2</mn>
          </msup>
        </mrow>
        <mo stretchy="false">=</mo>
        <mi>n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  <mo stretchy="false">/</mo>
        <mn>6</mn>
      </mrow>
    </mrow>
    <annotation encoding="StarMath 5.0">sumsq( n ) = sum from{k=1} to{n} k^2 = n(n+1)(2n+1)/6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sub>
              <mi>d</mi>
              <mi mathvariant="italic">max</mi>
            </msub>
            <mrow>
              <mi mathvariant="normal">:</mi>
              <mo stretchy="false">=</mo>
              <mi mathvariant="italic">max</mi>
            </mrow>
            <mtext>{</mtext>
            <mi>d</mi>
            <mtext>|</mtext>
            <mrow>
              <mi>m</mi>
              <mo stretchy="false">=</mo>
              <mrow>
                <mo fence="true" stretchy="false">⌊</mo>
                <mrow>
                  <mrow>
                    <mi>n</mi>
                    <mo stretchy="false">/</mo>
                    <mi>d</mi>
                  </mrow>
                </mrow>
                <mo fence="true" stretchy="false">⌋</mo>
              </mrow>
            </mrow>
            <mtext>}</mtext>
          </mrow>
        </mtd>
      </mtr>
      <mtr>
        <mtd columnalign="left">
          <mrow>
            <msub>
              <mi>d</mi>
              <mi mathvariant="italic">min</mi>
            </msub>
            <mrow>
              <mi mathvariant="normal">:</mi>
              <mo stretchy="false">=</mo>
              <mi mathvariant="italic">min</mi>
            </mrow>
            <mtext>{</mtext>
            <mi>d</mi>
            <mtext>|</mtext>
            <mrow>
              <mi>m</mi>
              <mo stretchy="false">=</mo>
              <mrow>
                <mo fence="true" stretchy="false">⌊</mo>
                <mrow>
                  <mrow>
                    <mi>n</mi>
                    <mo stretchy="false">/</mo>
                    <mi>d</mi>
                  </mrow>
                </mrow>
                <mo fence="true" stretchy="false">⌋</mo>
              </mrow>
            </mrow>
            <mtext>}</mtext>
          </mrow>
        </mtd>
      </mtr>
    </mtable>
    <annotation encoding="StarMath 5.0">stack { 
alignl 
d_max := max "{" d "|" m = lfloor n/d rfloor "}"
# alignl
d_min := min "{" d "|" m = lfloor n/d rfloor "}"
}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sqrt>
            <mi>n</mi>
          </msqrt>
        </mrow>
        <mo fence="true" stretchy="false">)</mo>
      </mrow>
    </mrow>
    <annotation encoding="StarMath 5.0">O(sqrt n)
</annotation>
  </semantics>
</math>
</file>

<file path=Object 18/content.xml><?xml version="1.0" encoding="utf-8"?>
<math xmlns="http://www.w3.org/1998/Math/MathML" display="block">
  <semantics>
    <msub>
      <mi>d</mi>
      <mi mathvariant="italic">max</mi>
    </msub>
    <annotation encoding="StarMath 5.0">d_max
</annotation>
  </semantics>
</math>
</file>

<file path=Object 19/content.xml><?xml version="1.0" encoding="utf-8"?>
<math xmlns="http://www.w3.org/1998/Math/MathML" display="block">
  <semantics>
    <msub>
      <mi>d</mi>
      <mi mathvariant="italic">min</mi>
    </msub>
    <annotation encoding="StarMath 5.0">d_min</annotation>
  </semantics>
</math>
</file>

<file path=Object 2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d</mi>
                <mo stretchy="false">∣</mo>
                <mi>i</mi>
              </mrow>
              <mi>i</mi>
            </munderover>
            <msup>
              <mi>d</mi>
              <mn>2</mn>
            </msup>
          </mrow>
        </mrow>
      </mrow>
    </mrow>
    <annotation encoding="StarMath 5.0">SIGMA2 ( n ) := sum from { { i = 1 } } to { n } { sum from { { d divides i } } to { i }{ d^2}}

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i>m</mi>
            <mo stretchy="false">=</mo>
            <mrow>
              <mo fence="true" stretchy="false">⌊</mo>
              <mrow>
                <mrow>
                  <mi>n</mi>
                  <mo stretchy="false">/</mo>
                  <mi>d</mi>
                </mrow>
              </mrow>
              <mo fence="true" stretchy="false">⌋</mo>
            </mrow>
          </mrow>
        </mtd>
      </mtr>
      <mtr>
        <mtd columnalign="left">
          <mrow>
            <mo stretchy="false">⇔</mo>
            <mi>m</mi>
            <mrow>
              <mspace width="2em"/>
              <mo stretchy="false">≤</mo>
              <mspace width="2em"/>
            </mrow>
            <mrow>
              <mi>n</mi>
              <mo stretchy="false">/</mo>
              <mi>d</mi>
            </mrow>
            <mrow>
              <mspace width="2em"/>
              <mo stretchy="false">&lt;</mo>
              <mspace width="2em"/>
            </mrow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row>
        </mtd>
      </mtr>
      <mtr>
        <mtd columnalign="left">
          <mrow>
            <mo stretchy="false">⇔</mo>
            <mi mathvariant="italic">md</mi>
            <mrow>
              <mspace width="2em"/>
              <mo stretchy="false">≤</mo>
              <mspace width="2em"/>
            </mrow>
            <mi>n</mi>
            <mrow>
              <mspace width="2em"/>
              <mo stretchy="false">&lt;</mo>
              <mspace width="2em"/>
            </mrow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  <mi>d</mi>
          </mrow>
        </mtd>
      </mtr>
      <mtr>
        <mtd columnalign="left">
          <mrow>
            <mo stretchy="false">⇔</mo>
            <mi>d</mi>
            <mrow>
              <mspace width="2em"/>
              <mo stretchy="false">≤</mo>
              <mspace width="2em"/>
            </mrow>
            <mrow>
              <mi>n</mi>
              <mo stretchy="false">/</mo>
              <mi>m</mi>
            </mrow>
            <mrow>
              <mspace width="4em"/>
              <mo stretchy="false">∧</mo>
              <mspace width="4em"/>
            </mrow>
            <mi>d</mi>
            <mrow>
              <mspace width="2em"/>
              <mo stretchy="false">&gt;</mo>
              <mspace width="2em"/>
            </mrow>
            <mrow>
              <mi>n</mi>
              <mo stretchy="false">/</mo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row>
          </mrow>
        </mtd>
      </mtr>
      <mtr>
        <mtd columnalign="left">
          <mrow>
            <mo stretchy="false">⇔</mo>
            <mrow>
              <mi>n</mi>
              <mo stretchy="false">/</mo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row>
            <mrow>
              <mspace width="2em"/>
              <mo stretchy="false">&lt;</mo>
              <mspace width="2em"/>
            </mrow>
            <mi>d</mi>
            <mrow>
              <mspace width="2em"/>
              <mo stretchy="false">≤</mo>
              <mspace width="2em"/>
            </mrow>
            <mrow>
              <mi>n</mi>
              <mo stretchy="false">/</mo>
              <mi>m</mi>
            </mrow>
          </mrow>
        </mtd>
      </mtr>
    </mtable>
    <annotation encoding="StarMath 5.0">stack{ 
alignl 
m = lfloor n/d rfloor 
# alignl
dlrarrow m ~&lt;=~ n/d ~&lt;~ (m+1)
# alignl
dlrarrow md ~&lt;=~ n ~&lt;~ (m+1)d
# alignl
dlrarrow d ~&lt;=~ n/m ~~and~~ d ~&gt;~ n/(m+1)
# alignl
dlrarrow n/(m+1)~&lt;~ d ~&lt;=~ n/m
}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sub>
              <mi>d</mi>
              <mi mathvariant="italic">max</mi>
            </msub>
            <mo stretchy="false">=</mo>
            <mrow>
              <mo fence="true" stretchy="false">⌊</mo>
              <mrow>
                <mrow>
                  <mi>n</mi>
                  <mo stretchy="false">/</mo>
                  <mi>m</mi>
                </mrow>
              </mrow>
              <mo fence="true" stretchy="false">⌋</mo>
            </mrow>
          </mrow>
        </mtd>
      </mtr>
      <mtr>
        <mtd columnalign="left">
          <mrow>
            <msub>
              <mi>d</mi>
              <mi mathvariant="italic">min</mi>
            </msub>
            <mo stretchy="false">=</mo>
            <mrow>
              <mo fence="true" stretchy="false">⌈</mo>
              <mrow>
                <mrow>
                  <mi>n</mi>
                  <mo stretchy="false">/</mo>
                  <mrow>
                    <mo fence="true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⌉</mo>
            </mrow>
            <mo stretchy="false">=</mo>
            <mrow>
              <mrow>
                <mo fence="true" stretchy="false">⌊</mo>
                <mrow>
                  <mrow>
                    <mi>n</mi>
                    <mo stretchy="false">/</mo>
                    <mrow>
                      <mo fence="true" stretchy="fals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⌋</mo>
              </mrow>
              <mo stretchy="false">+</mo>
              <mn>1</mn>
            </mrow>
          </mrow>
        </mtd>
      </mtr>
    </mtable>
    <annotation encoding="StarMath 5.0">stack { 
alignl 
d_max = lfloor n/m rfloor
# alignl 
d_min = lceil n/(m+1) rceil = lfloor n/(m+1) rfloor + 1
}

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i mathvariant="italic">SIGMA</mi>
            <mn>2</mn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 columnalign="left">
          <mrow>
            <mtext>=</mtext>
            <mrow>
              <mrow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row>
                      <mo fence="true" stretchy="false">⌊</mo>
                      <mrow>
                        <msqrt>
                          <mi>n</mi>
                        </msqrt>
                      </mrow>
                      <mo fence="true" stretchy="false">⌋</mo>
                    </mrow>
                  </munderover>
                  <msup>
                    <mi>d</mi>
                    <mn>2</mn>
                  </msup>
                </mrow>
                <mo stretchy="false">∗</mo>
                <mrow>
                  <mo fence="true" stretchy="false">⌊</mo>
                  <mrow>
                    <mrow>
                      <mi>n</mi>
                      <mo stretchy="false">/</mo>
                      <mi>d</mi>
                    </mrow>
                  </mrow>
                  <mo fence="true" stretchy="false">⌋</mo>
                </mrow>
              </mrow>
              <mo stretchy="false">+</mo>
              <mrow>
                <munderover>
                  <mo stretchy="false">∑</mo>
                  <mrow>
                    <mi>m</mi>
                    <mo stretchy="false">=</mo>
                    <mn>1</mn>
                  </mrow>
                  <msqrt>
                    <mi>n</mi>
                  </msqrt>
                </munderover>
                <mi>m</mi>
              </mrow>
            </mrow>
            <mrow>
              <mo fence="true" stretchy="false">(</mo>
              <mrow>
                <mrow>
                  <mi mathvariant="italic">sumsq</mi>
                  <mrow>
                    <mrow>
                      <mo fence="true" stretchy="false">(</mo>
                      <mrow>
                        <msub>
                          <mi>d</mi>
                          <mi mathvariant="italic">max</mi>
                        </msub>
                      </mrow>
                      <mo fence="true" stretchy="false">)</mo>
                    </mrow>
                    <mo stretchy="false">−</mo>
                    <mi mathvariant="italic">sumsq</mi>
                  </mrow>
                  <mrow>
                    <mo fence="true" stretchy="false">(</mo>
                    <mrow>
                      <mrow>
                        <msub>
                          <mi>d</mi>
                          <mi mathvariant="italic">min</mi>
                        </msub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row>
                  <mo fence="true" stretchy="false">⌊</mo>
                  <mrow>
                    <msqrt>
                      <mi>n</mi>
                    </msqrt>
                  </mrow>
                  <mo fence="true" stretchy="false">⌋</mo>
                </mrow>
              </munderover>
              <mrow>
                <mo fence="true" stretchy="false">(</mo>
                <mrow>
                  <mrow>
                    <mrow>
                      <msup>
                        <mi>d</mi>
                        <mn>2</mn>
                      </msup>
                      <mo stretchy="false">∗</mo>
                      <mrow>
                        <mo fence="true" stretchy="false">⌊</mo>
                        <mrow>
                          <mrow>
                            <mi>n</mi>
                            <mo stretchy="false">/</mo>
                            <mi>d</mi>
                          </mrow>
                        </mrow>
                        <mo fence="true" stretchy="false">⌋</mo>
                      </mrow>
                    </mrow>
                    <mo stretchy="false">+</mo>
                    <mrow>
                      <mi>d</mi>
                      <mo stretchy="false">∗</mo>
                      <mrow>
                        <mo fence="true" stretchy="false">(</mo>
                        <mrow>
                          <mrow>
                            <mi mathvariant="italic">sumsq</mi>
                            <mrow>
                              <mrow>
                                <mo fence="true" stretchy="false">(</mo>
                                <mrow>
                                  <mrow>
                                    <mo fence="true" stretchy="false">⌊</mo>
                                    <mrow>
                                      <mrow>
                                        <mi>n</mi>
                                        <mo stretchy="false">/</mo>
                                        <mi>d</mi>
                                      </mrow>
                                    </mrow>
                                    <mo fence="true" stretchy="false">⌋</mo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sumsq</mi>
                            </mrow>
                            <mrow>
                              <mo fence="true" stretchy="false">(</mo>
                              <mrow>
                                <mrow>
                                  <mo fence="true" stretchy="false">⌊</mo>
                                  <mrow>
                                    <mrow>
                                      <mi>n</mi>
                                      <mo stretchy="false">/</mo>
                                      <mrow>
                                        <mo fence="true" stretchy="false">(</mo>
                                        <mrow>
                                          <mrow>
                                            <mi>d</mi>
                                            <mo stretchy="false">+</mo>
                                            <mn>1</mn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⌋</mo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td>
      </mtr>
    </mtable>
    <annotation encoding="StarMath 5.0">stack { 
alignl
SIGMA2(n)
# alignl "=" 
sum from d=1 to lfloor sqrt n rfloor d^2* lfloor n/d rfloor +
sum from m=1 to sqrt n m (sumsq( d_max)-sumsq( d_min-1) )
# alignl "=" 
sum from d=1 to lfloor sqrt n rfloor (d^2* lfloor n/d rfloor +
d*(sumsq( lfloor n/d rfloor)-
sumsq( lfloor n/(d+1) rfloor )))
}

</annotation>
  </semantics>
</math>
</file>

<file path=Object 3/content.xml><?xml version="1.0" encoding="utf-8"?>
<math xmlns="http://www.w3.org/1998/Math/MathML" display="block">
  <semantics>
    <mrow>
      <mo fence="true" stretchy="false">⌊</mo>
      <mrow>
        <mrow>
          <mi>n</mi>
          <mo stretchy="false">/</mo>
          <mi>d</mi>
        </mrow>
      </mrow>
      <mo fence="true" stretchy="false">⌋</mo>
    </mrow>
    <annotation encoding="StarMath 5.0">lfloor n/d rfloor

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 mathvariant="italic">sigma</mi>
      </mrow>
      <mn>2</mn>
      <mrow>
        <mo fence="true" stretchy="false">(</mo>
        <mrow>
          <mi>i</mi>
        </mrow>
        <mo fence="true" stretchy="false">)</mo>
      </mrow>
    </mrow>
    <annotation encoding="StarMath 5.0">sum from i=1 to n sigma2(i)
</annotation>
  </semantics>
</math>
</file>

<file path=Object 5/content.xml><?xml version="1.0" encoding="utf-8"?>
<math xmlns="http://www.w3.org/1998/Math/MathML" display="block">
  <semantics>
    <mrow>
      <mi mathvariant="italic">SIGMA</mi>
      <mn>2</mn>
      <mrow>
        <mo fence="true" stretchy="false">(</mo>
        <mrow>
          <msup>
            <mn>10</mn>
            <mn>15</mn>
          </msup>
        </mrow>
        <mo fence="true" stretchy="false">)</mo>
      </mrow>
    </mrow>
    <annotation encoding="StarMath 5.0">SIGMA2(10^15)


</annotation>
  </semantics>
</math>
</file>

<file path=Object 6/content.xml><?xml version="1.0" encoding="utf-8"?>
<math xmlns="http://www.w3.org/1998/Math/MathML" display="block">
  <semantics>
    <msup>
      <mn>10</mn>
      <mn>9</mn>
    </msup>
    <annotation encoding="StarMath 5.0">
10^9



</annotation>
  </semantics>
</math>
</file>

<file path=Object 7/content.xml><?xml version="1.0" encoding="utf-8"?>
<math xmlns="http://www.w3.org/1998/Math/MathML" display="block">
  <semantics>
    <mrow>
      <mo fence="true" stretchy="false">⌊</mo>
      <mrow>
        <mrow>
          <mi>n</mi>
          <mo stretchy="false">/</mo>
          <mi>d</mi>
        </mrow>
      </mrow>
      <mo fence="true" stretchy="false">⌋</mo>
    </mrow>
    <annotation encoding="StarMath 5.0">lfloor n/d rfloor

</annotation>
  </semantics>
</math>
</file>

<file path=Object 8/content.xml><?xml version="1.0" encoding="utf-8"?>
<math xmlns="http://www.w3.org/1998/Math/MathML" display="block">
  <semantics>
    <msqrt>
      <mi>n</mi>
    </msqrt>
    <annotation encoding="StarMath 5.0">sqrt n
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SIGMA</mi>
            <mn>2</mn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i</mi>
                    </munderover>
                    <msup>
                      <mi>d</mi>
                      <mn>2</mn>
                    </msup>
                  </mrow>
                  <mrow>
                    <mo fence="true" stretchy="false">(</mo>
                    <mrow>
                      <mrow>
                        <mi>d</mi>
                        <mo stretchy="false">∣</mo>
                        <mi>i</mi>
                      </mrow>
                    </mrow>
                    <mo fence="true" stretchy="false">)</mo>
                  </mrow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i>n</mi>
              </munderover>
              <mrow>
                <mrow>
                  <munderover>
                    <mo stretchy="false">∑</mo>
                    <mrow>
                      <mi>i</mi>
                      <mo stretchy="false">=</mo>
                      <mi>d</mi>
                    </mrow>
                    <mi>n</mi>
                  </munderover>
                  <msup>
                    <mi>d</mi>
                    <mn>2</mn>
                  </msup>
                </mrow>
                <mrow>
                  <mo fence="true" stretchy="false">(</mo>
                  <mrow>
                    <mrow>
                      <mi>d</mi>
                      <mo stretchy="false">∣</mo>
                      <mi>i</mi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q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/</mo>
                        <mi>d</mi>
                      </mrow>
                    </mrow>
                    <mo fence="true" stretchy="false">⌋</mo>
                  </mrow>
                </munderover>
                <mrow>
                  <mrow>
                    <munderover>
                      <mo stretchy="false">∑</mo>
                      <mrow>
                        <mi>r</mi>
                        <mo stretchy="false">=</mo>
                        <mn>0</mn>
                      </mrow>
                      <mrow>
                        <mi>d</mi>
                        <mo stretchy="false">−</mo>
                        <mn>1</mn>
                      </mrow>
                    </munderover>
                    <msup>
                      <mi>d</mi>
                      <mn>2</mn>
                    </msup>
                  </mrow>
                  <mrow>
                    <mo fence="true" stretchy="false">(</mo>
                    <mrow>
                      <mrow>
                        <mi>d</mi>
                        <mo stretchy="false">∣</mo>
                        <mrow>
                          <mo fence="true" stretchy="false">(</mo>
                          <mrow>
                            <mrow>
                              <mi mathvariant="italic">dq</mi>
                              <mo stretchy="false">+</mo>
                              <mi>r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</mrow>
          </mrow>
        </mtd>
      </mtr>
      <mtr>
        <mtd columnalign="left">
          <mrow>
            <mtext>=</mtext>
            <mrow>
              <munderover>
                <mo stretchy="false">∑</mo>
                <mrow>
                  <mi>d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q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/</mo>
                        <mi>d</mi>
                      </mrow>
                    </mrow>
                    <mo fence="true" stretchy="false">⌋</mo>
                  </mrow>
                </munderover>
                <msup>
                  <mi>d</mi>
                  <mn>2</mn>
                </msup>
              </mrow>
            </mrow>
          </mrow>
        </mtd>
      </mtr>
      <mtr>
        <mtd columnalign="left">
          <mrow>
            <mtext>=</mtext>
            <mrow>
              <mrow>
                <munderover>
                  <mo stretchy="false">∑</mo>
                  <mrow>
                    <mi>d</mi>
                    <mo stretchy="false">=</mo>
                    <mn>1</mn>
                  </mrow>
                  <mi>n</mi>
                </munderover>
                <msup>
                  <mi>d</mi>
                  <mn>2</mn>
                </msup>
              </mrow>
              <mo stretchy="false">∗</mo>
              <mrow>
                <mo fence="true" stretchy="false">⌊</mo>
                <mrow>
                  <mrow>
                    <mi>n</mi>
                    <mo stretchy="false">/</mo>
                    <mi>d</mi>
                  </mrow>
                </mrow>
                <mo fence="true" stretchy="false">⌋</mo>
              </mrow>
            </mrow>
          </mrow>
        </mtd>
      </mtr>
    </mtable>
    <annotation encoding="StarMath 5.0">stack { 
SIGMA2(n) = 
sum from i=1 to n {sum from d=1 to i d^2(d divides i)}
# alignl "=" 
sum from d=1 to n {sum from i=d to n d^2(d divides i)}
# alignl "=" 
sum from d=1 to n {sum from q=1 to {lfloor n/d rfloor} { sum from r=0 to d-1 d^2(d divides (dq+r))}}
# alignl "=" 
sum from d=1 to n {sum from q=1 to {lfloor n/d rfloor} d^2}
# alignl "=" 
sum from d=1 to n d^2* lfloor n/d rfloor
}
</annotation>
  </semantics>
</math>
</file>